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tomontagen </text:p>
      <text:p text:style-name="P1">das Herstellungsprinzip der Bilder ist eine einfache Computerfunktion copy-paste = kopieren – einfügen, mit der eine Abstraktion mit Hilfe von realistischen Fotos erreicht wird.</text:p>
      <text:p text:style-name="P1">Es werden 1-2 Fotos benutzt, vervielfältigt und evtl gedreht, so dass Reihen und Muster entstehen. Die Fotos werden nicht exakt zusammengesetzt, sondern überlappen, überschneiden sich, so entsteht eine gewisse Bewegung innerhalb der Reihen. Die entstandenen Muster sind auf Entfernung eher abstrakt, erst bei genauem Hinschauen aus der Nähe erkennt man evtl die Grundbauste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ilke  Sens</meta:initial-creator>
    <meta:creation-date>2013-11-01T20:42:07.28</meta:creation-date>
    <meta:document-statistic meta:table-count="0" meta:image-count="0" meta:object-count="0" meta:page-count="1" meta:paragraph-count="3" meta:word-count="78" meta:character-count="567"/>
    <dc:date>2013-11-01T20:55:56.97</dc:date>
    <dc:creator>Hilke  Sens</dc:creator>
    <meta:editing-duration>PT00H13M49S</meta:editing-duration>
    <meta:editing-cycles>1</meta:editing-cycles>
    <meta:generator>OpenOffice.org/3.2$Win32 OpenOffice.org_project/320m18$Build-9502</meta:generator>
  </office:meta>
</office:document-meta>
</file>